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ymbol" svg:font-family="Symbol, Symbol"/>
    <style:font-face style:name="F" svg:font-family="" style:font-family-generic="roman"/>
    <style:font-face style:name="Courier New1" svg:font-family="'Courier New', 'Courier New'" style:font-family-generic="roman"/>
    <style:font-face style:name="Arial Unicode MS" svg:font-family="'Arial Unicode MS', 'Arial Unicode MS'" style:font-family-generic="swiss"/>
    <style:font-face style:name="Courier New" svg:font-family="'Courier New', 'Courier New'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DeVerdad" style:family="table">
      <style:table-properties style:width="16.579cm" fo:margin-left="0.249cm" fo:margin-right="0.173cm" table:align="margins"/>
    </style:style>
    <style:style style:name="TablaDeVerdad.A" style:family="table-column">
      <style:table-column-properties style:column-width="0.686cm" style:rel-column-width="2712*"/>
    </style:style>
    <style:style style:name="TablaDeVerdad.B" style:family="table-column">
      <style:table-column-properties style:column-width="1.034cm" style:rel-column-width="4085*"/>
    </style:style>
    <style:style style:name="TablaDeVerdad.C" style:family="table-column">
      <style:table-column-properties style:column-width="1.217cm" style:rel-column-width="4811*"/>
    </style:style>
    <style:style style:name="TablaDeVerdad.D" style:family="table-column">
      <style:table-column-properties style:column-width="1.244cm" style:rel-column-width="4915*"/>
    </style:style>
    <style:style style:name="TablaDeVerdad.E" style:family="table-column">
      <style:table-column-properties style:column-width="2.538cm" style:rel-column-width="10033*"/>
    </style:style>
    <style:style style:name="TablaDeVerdad.F" style:family="table-column">
      <style:table-column-properties style:column-width="2.196cm" style:rel-column-width="8680*"/>
    </style:style>
    <style:style style:name="TablaDeVerdad.G" style:family="table-column">
      <style:table-column-properties style:column-width="3.149cm" style:rel-column-width="12446*"/>
    </style:style>
    <style:style style:name="TablaDeVerdad.H" style:family="table-column">
      <style:table-column-properties style:column-width="2.778cm" style:rel-column-width="10981*"/>
    </style:style>
    <style:style style:name="TablaDeVerdad.I" style:family="table-column">
      <style:table-column-properties style:column-width="1.739cm" style:rel-column-width="6872*"/>
    </style:style>
    <style:style style:name="TablaDeVerdad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DeVerdad.I1" style:family="table-cell">
      <style:table-cell-properties fo:padding="0.097cm" fo:border="0.002cm solid #000000"/>
    </style:style>
    <style:style style:name="TablaDeVerdad.A2" style:family="table-cell">
      <style:table-cell-properties fo:padding="0.097cm" fo:border-left="0.002cm solid #000000" fo:border-right="none" fo:border-top="none" fo:border-bottom="0.002cm solid #000000"/>
    </style:style>
    <style:style style:name="TablaDeVerdad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DeVerdad.6" style:family="table-row">
      <style:table-row-properties style:min-row-height="0.617cm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00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style:text-autospace="none"/>
      <style:text-properties fo:color="#000000" style:font-name="Times New Roman" fo:font-size="12pt" style:text-underline-style="solid" style:text-underline-width="auto" style:text-underline-color="font-color" fo:font-weight="bold" style:font-name-asian="Courier New" style:font-size-asian="12pt" style:font-weight-asian="bold" style:font-name-complex="Courier New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2pt" style:font-name-asian="Courier New" style:font-size-asian="12pt" style:font-name-complex="Courier New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2pt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P7" style:family="paragraph" style:parent-style-name="Default">
      <style:paragraph-properties style:text-autospace="none"/>
    </style:style>
    <style:style style:name="P8" style:family="paragraph" style:parent-style-name="Default">
      <style:paragraph-properties style:text-autospace="none"/>
      <style:text-properties fo:color="#000000" style:font-name="Courier New" fo:font-size="11.5pt" fo:font-weight="bold" style:font-name-asian="Courier New" style:font-size-asian="11.5pt" style:font-weight-asian="bold" style:font-name-complex="Courier New" style:font-size-complex="11.5pt" style:font-weight-complex="bold"/>
    </style:style>
    <style:style style:name="P9" style:family="paragraph" style:parent-style-name="Default">
      <style:paragraph-properties fo:text-align="center" style:justify-single-word="false" style:text-autospace="none"/>
      <style:text-properties fo:color="#000000" style:font-name="Courier New" fo:font-size="11.5pt" fo:font-weight="bold" style:font-name-asian="Courier New" style:font-size-asian="11.5pt" style:font-weight-asian="bold" style:font-name-complex="Courier New" style:font-size-complex="11.5pt" style:font-weight-complex="bold"/>
    </style:style>
    <style:style style:name="P10" style:family="paragraph" style:parent-style-name="Default">
      <style:paragraph-properties style:text-autospace="none"/>
      <style:text-properties fo:color="#000000" style:font-name="Courier New" fo:font-size="11.5pt" style:font-name-asian="Courier New" style:font-size-asian="11.5pt" style:font-name-complex="Courier New" style:font-size-complex="11.5pt"/>
    </style:style>
    <style:style style:name="P11" style:family="paragraph" style:parent-style-name="Default">
      <style:paragraph-properties style:text-autospace="none"/>
      <style:text-properties fo:color="#000000" style:font-name="Courier New" fo:font-size="11.5pt" fo:font-weight="normal" style:font-name-asian="Courier New" style:font-size-asian="11.5pt" style:font-weight-asian="normal" style:font-name-complex="Courier New" style:font-size-complex="11.5pt" style:font-weight-complex="normal"/>
    </style:style>
    <style:style style:name="P12" style:family="paragraph" style:parent-style-name="Standard">
      <style:paragraph-properties style:text-autospace="none"/>
      <style:text-properties fo:color="#000000" style:font-name="Times New Roman" fo:font-size="12pt" style:text-underline-style="solid" style:text-underline-width="auto" style:text-underline-color="font-color" fo:font-weight="bold" style:font-name-asian="Courier New" style:font-size-asian="12pt" style:font-weight-asian="bold" style:font-name-complex="Courier New" style:font-size-complex="12pt" style:font-weight-complex="bold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Default">
      <style:paragraph-properties style:text-autospace="none"/>
      <style:text-properties fo:color="#000000" style:font-name="Courier New" fo:font-size="11.5pt" fo:font-weight="bold" style:font-name-asian="Courier New" style:font-size-asian="11.5pt" style:font-weight-asian="bold" style:font-name-complex="Courier New" style:font-size-complex="11.5pt" style:font-weight-complex="bold"/>
    </style:style>
    <style:style style:name="P15" style:family="paragraph" style:parent-style-name="Default">
      <style:text-properties fo:color="#000000" style:font-name="Courier New" fo:font-size="11.5pt" fo:font-weight="normal" style:font-name-asian="Courier New" style:font-size-asian="11.5pt" style:font-weight-asian="normal" style:font-name-complex="Courier New" style:font-size-complex="11.5pt" style:font-weight-complex="normal"/>
    </style:style>
    <style:style style:name="P16" style:family="paragraph" style:parent-style-name="Default">
      <style:paragraph-properties style:text-autospace="none"/>
      <style:text-properties fo:color="#000000" style:font-name="Courier New" fo:font-size="11.5pt" fo:font-weight="normal" style:font-name-asian="Courier New" style:font-size-asian="11.5pt" style:font-weight-asian="normal" style:font-name-complex="Courier New" style:font-size-complex="11.5pt" style:font-weight-complex="normal"/>
    </style:style>
    <style:style style:name="P17" style:family="paragraph" style:parent-style-name="Default">
      <style:paragraph-properties style:text-autospace="none"/>
      <style:text-properties fo:color="#000000" style:font-name="Courier New" fo:font-size="11.5pt" style:font-name-asian="Courier New" style:font-size-asian="11.5pt" style:font-name-complex="Courier New" style:font-size-complex="11.5pt"/>
    </style:style>
    <style:style style:name="P18" style:family="paragraph" style:parent-style-name="Default">
      <style:paragraph-properties style:text-autospace="none"/>
    </style:style>
    <style:style style:name="P19" style:family="paragraph" style:parent-style-name="Default">
      <style:text-properties fo:font-size="11.5pt" style:font-size-asian="11.5pt" style:font-size-complex="11.5pt"/>
    </style:style>
    <style:style style:name="P20" style:family="paragraph" style:parent-style-name="Default">
      <style:paragraph-properties>
        <style:tab-stops>
          <style:tab-stop style:position="1.244cm"/>
        </style:tab-stops>
      </style:paragraph-properties>
      <style:text-properties fo:font-size="11.5pt" style:font-size-asian="11.5pt" style:font-size-complex="11.5pt"/>
    </style:style>
    <style:style style:name="P21" style:family="paragraph" style:parent-style-name="Default">
      <style:text-properties fo:font-size="11.5pt" fo:font-weight="bold" style:font-size-asian="11.5pt" style:font-weight-asian="bold" style:font-size-complex="11.5pt" style:font-weight-complex="bold"/>
    </style:style>
    <style:style style:name="P22" style:family="paragraph" style:parent-style-name="Default" style:list-style-name="L2"/>
    <style:style style:name="P23" style:family="paragraph" style:parent-style-name="Default" style:list-style-name="L3">
      <style:paragraph-properties style:text-autospace="none"/>
    </style:style>
    <style:style style:name="P24" style:family="paragraph" style:parent-style-name="Default" style:list-style-name="L4">
      <style:paragraph-properties style:text-autospace="none"/>
    </style:style>
    <style:style style:name="P25" style:family="paragraph" style:parent-style-name="Default" style:list-style-name="L5">
      <style:paragraph-properties style:text-autospace="none"/>
    </style:style>
    <style:style style:name="P26" style:family="paragraph" style:parent-style-name="Default">
      <style:paragraph-properties style:text-autospace="none"/>
      <style:text-properties fo:font-weight="bold" style:font-weight-asian="bold" style:font-weight-complex="bold"/>
    </style:style>
    <style:style style:name="P27" style:family="paragraph" style:parent-style-name="Default" style:list-style-name="L6">
      <style:paragraph-properties style:text-autospace="none"/>
    </style:style>
    <style:style style:name="P28" style:family="paragraph" style:parent-style-name="Default" style:list-style-name="L7">
      <style:paragraph-properties style:text-autospace="none"/>
    </style:style>
    <style:style style:name="P29" style:family="paragraph" style:parent-style-name="Default" style:list-style-name="L8">
      <style:paragraph-properties style:text-autospace="none"/>
    </style:style>
    <style:style style:name="P30" style:family="paragraph" style:parent-style-name="Default" style:list-style-name="L9">
      <style:paragraph-properties style:text-autospace="none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3" style:family="text">
      <style:text-properties fo:color="#000000" style:font-name="Courier New" fo:font-size="11.5pt" style:font-name-asian="Courier New" style:font-size-asian="11.5pt" style:font-name-complex="Courier New" style:font-size-complex="11.5pt"/>
    </style:style>
    <style:style style:name="T4" style:family="text">
      <style:text-properties fo:color="#000000" style:font-name="Courier New" fo:font-size="11.5pt" fo:font-weight="bold" style:font-name-asian="Courier New" style:font-size-asian="11.5pt" style:font-weight-asian="bold" style:font-name-complex="Courier New" style:font-size-complex="11.5pt" style:font-weight-complex="bold"/>
    </style:style>
    <style:style style:name="T5" style:family="text">
      <style:text-properties fo:color="#000000" style:font-name="Courier New" fo:font-size="11.5pt" fo:font-weight="normal" style:font-name-asian="Courier New" style:font-size-asian="11.5pt" style:font-weight-asian="normal" style:font-name-complex="Courier New" style:font-size-complex="11.5pt" style:font-weight-complex="normal"/>
    </style:style>
    <style:style style:name="T6" style:family="text">
      <style:text-properties fo:color="#000000" style:font-name="Courier New" fo:font-size="11.5pt" style:text-underline-style="solid" style:text-underline-width="auto" style:text-underline-color="font-color" fo:font-weight="normal" style:font-name-asian="Courier New" style:font-size-asian="11.5pt" style:font-weight-asian="normal" style:font-name-complex="Courier New" style:font-size-complex="11.5pt" style:font-weight-complex="normal"/>
    </style:style>
    <style:style style:name="T7" style:family="text">
      <style:text-properties fo:color="#000000" style:font-name="Courier New" fo:font-size="11.5pt" style:text-underline-style="solid" style:text-underline-width="auto" style:text-underline-color="font-color" fo:font-weight="bold" style:font-name-asian="Courier New" style:font-size-asian="11.5pt" style:font-weight-asian="bold" style:font-name-complex="Courier New" style:font-size-complex="11.5pt" style:font-weight-complex="bold"/>
    </style:style>
    <style:style style:name="T8" style:family="text">
      <style:text-properties fo:color="#000000" style:font-name="Courier New" fo:font-weight="normal" style:font-name-asian="Courier New" style:font-weight-asian="normal" style:font-name-complex="Courier New" style:font-weight-complex="normal"/>
    </style:style>
    <style:style style:name="T9" style:family="text">
      <style:text-properties fo:color="#000000" style:font-name="Courier New" style:font-name-asian="Courier New" style:font-name-complex="Courier New"/>
    </style:style>
    <style:style style:name="T10" style:family="text">
      <style:text-properties fo:color="#000000" fo:font-size="11.5pt" style:font-size-asian="11.5pt" style:font-size-complex="11.5pt"/>
    </style:style>
    <style:style style:name="T11" style:family="text">
      <style:text-properties fo:color="#000000" style:text-position="sub 58%" style:font-name="Courier New" fo:font-size="11.5pt" fo:font-weight="normal" style:font-name-asian="Courier New" style:font-size-asian="11.5pt" style:font-weight-asian="normal" style:font-name-complex="Courier New" style:font-size-complex="11.5pt" style:font-weight-complex="normal"/>
    </style:style>
    <style:style style:name="T12" style:family="text">
      <style:text-properties fo:color="#000000" style:text-position="sub 58%" style:font-name="Courier New" fo:font-weight="normal" style:font-name-asian="Courier New" style:font-weight-asian="normal" style:font-name-complex="Courier New" style:font-weight-complex="normal"/>
    </style:style>
    <style:style style:name="T13" style:family="text">
      <style:text-properties fo:color="#000000" style:font-name="Arial Unicode MS" fo:font-size="11.5pt" fo:font-weight="normal" style:font-name-asian="Arial Unicode MS" style:font-size-asian="11.5pt" style:font-weight-asian="normal" style:font-name-complex="Arial Unicode MS" style:font-size-complex="11.5pt" style:font-weight-complex="normal"/>
    </style:style>
    <style:style style:name="T14" style:family="text">
      <style:text-properties style:text-position="sub 58%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1.5pt" style:font-size-asian="11.5pt" style:font-size-complex="11.5pt"/>
    </style:style>
    <style:style style:name="T19" style:family="text">
      <style:text-properties fo:font-size="11.5pt" fo:font-weight="bold" style:font-size-asian="11.5pt" style:font-weight-asian="bold" style:font-size-complex="11.5pt" style:font-weight-complex="bold"/>
    </style:style>
    <style:style style:name="T20" style:family="text">
      <style:text-properties fo:font-size="11.5pt" style:text-underline-style="solid" style:text-underline-width="auto" style:text-underline-color="font-color" fo:font-weight="bold" style:font-size-asian="11.5pt" style:font-weight-asian="bold" style:font-size-complex="11.5pt" style:font-weight-complex="bold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1.5pt" style:font-size-asian="11.5pt" style:font-size-complex="11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57cm" fo:text-indent="-0.635cm" fo:margin-left="3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92cm" fo:text-indent="-0.635cm" fo:margin-left="4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27cm" fo:text-indent="-0.635cm" fo:margin-left="4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62cm" fo:text-indent="-0.635cm" fo:margin-left="5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97cm" fo:text-indent="-0.635cm" fo:margin-left="6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67cm" fo:text-indent="-0.635cm" fo:margin-left="7.46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S EDyL PARA ENTREGAR EL 29/9/2016</text:p>
      <text:p text:style-name="Standard">Alejandro Santorum Varela</text:p>
      <text:p text:style-name="Standard"/>
      <text:p text:style-name="P1">EJERCICIO 1</text:p>
      <text:p text:style-name="Standard"/>
      <text:p text:style-name="P7">(A  (B  ¬C))  ((¬B  C)  A)</text:p>
      <text:p text:style-name="P8">Definición del bicondicional</text:p>
      <text:p text:style-name="P10">(A  (B  ¬C))  (((¬B  C)  (C  ¬B))  A)</text:p>
      <text:p text:style-name="P8">Propiedad asociativa de la conjunción</text:p>
      <text:p text:style-name="P10">(A  (B  ¬C))  ((¬B  C)  (C  ¬B)  A)</text:p>
      <text:p text:style-name="P8">Definición del condicional</text:p>
      <text:p text:style-name="P10">(¬A  (B  ¬C))  ((B  C)  (¬C  ¬B)  A))</text:p>
      <text:p text:style-name="P8">Definición del condicional</text:p>
      <text:p text:style-name="P10">¬(¬A  (B  ¬C))  ((B  C)  (¬C  ¬B)  A))</text:p>
      <text:p text:style-name="P8">Propiedad asociativa de la disyunción</text:p>
      <text:p text:style-name="P10">¬(¬A  B  ¬C)  ((B  C)  (¬C  ¬B)  A))</text:p>
      <text:p text:style-name="P8">Leyes de De Morgan</text:p>
      <text:p text:style-name="P10">(A  ¬B  C)  ((B  C)  (¬C  ¬B)  A))</text:p>
      <text:p text:style-name="P10"/>
      <text:p text:style-name="P8">Consideremos (A  ¬B  C)  ((B  C)  (¬C  ¬B)  A)):</text:p>
      <text:p text:style-name="P10">[matriz con las disyunciones implícitas entre filas</text:p>
      <text:p text:style-name="P10">Conjunciones implícitas entre los elementos de una misma fila]</text:p>
      <text:p text:style-name="P10"/>
      <text:p text:style-name="P10"><text:s text:c="5"/>A <text:s text:c="8"/>¬B <text:s text:c="7"/>C <text:s text:c="6"/>(Generar a partir de esta matriz</text:p>
      <text:p text:style-name="P10"><text:s text:c="33"/>conjunciones de disyunciones, en las <text:s text:c="7"/></text:p>
      <text:p text:style-name="P10"><text:s text:c="2"/>(B  C) <text:s text:c="2"/>(¬C  ¬B) <text:s text:c="3"/>A <text:s text:c="7"/>que, en cada disyunción contien un <text:s text:c="3"/></text:p>
      <text:p text:style-name="P10"><text:s text:c="34"/>elemento de cada fila)</text:p>
      <text:p text:style-name="P10"/>
      <text:p text:style-name="P10"/>
      <text:p text:style-name="P10">(A (B  C))  (A  (¬C  ¬B))  (A  A)  (¬B  (B  C))  </text:p>
      <text:p text:style-name="P10"/>
      <text:p text:style-name="P10">(¬B  (¬C  ¬B))  (¬B  A)  (C  (B  C))  (C  (¬C  ¬B)) </text:p>
      <text:p text:style-name="P10"/>
      <text:p text:style-name="P10"> (C  A)</text:p>
      <text:p text:style-name="P10"/>
      <text:p text:style-name="P8">Propiedad asociativa de la disyunción</text:p>
      <text:p text:style-name="P10"/>
      <text:p text:style-name="P10">(A B  C)  (A  ¬C  ¬B)  (A  A)  (¬B  B  C)  </text:p>
      <text:p text:style-name="P10"/>
      <text:p text:style-name="P10">(¬B  ¬C  ¬B)  (¬B  A)  (C  B  C)  (C  ¬C  ¬B) </text:p>
      <text:p text:style-name="P10"/>
      <text:p text:style-name="P10"> (C  A)</text:p>
      <text:p text:style-name="P10"/>
      <text:p text:style-name="P8">Idempotencia</text:p>
      <text:p text:style-name="P10"/>
      <text:p text:style-name="P10">(A B  C)  (A  ¬C  ¬B)  A  (¬B  B  C)  </text:p>
      <text:p text:style-name="P10"/>
      <text:p text:style-name="P10">(¬B  ¬C)  (¬B  A)  (C  B)  (C  ¬C  ¬B) </text:p>
      <text:p text:style-name="P10"/>
      <text:p text:style-name="P10"> (C  A)</text:p>
      <text:p text:style-name="P10"/>
      <text:p text:style-name="P10"/>
      <text:p text:style-name="P10"/>
      <text:p text:style-name="P10"/>
      <text:p text:style-name="P10"/>
      <text:p text:style-name="P8"><text:soft-page-break/>Ley de contradicción</text:p>
      <text:p text:style-name="P10"/>
      <text:p text:style-name="P10">(A  B  C)  (A  ¬C  ¬B)  A (¬B  ¬C)  (¬B  A)  (B  C) </text:p>
      <text:p text:style-name="P7"/>
      <text:p text:style-name="P10"> (C  A)</text:p>
      <text:p text:style-name="P10"/>
      <text:p text:style-name="P7"><text:span text:style-name="T4">Ley de absorción</text:span><text:span text:style-name="T3"> </text:span></text:p>
      <text:p text:style-name="P10"/>
      <text:p text:style-name="P10">A  (¬B  ¬C)  (B  C)</text:p>
      <text:p text:style-name="P10"/>
      <text:p text:style-name="P7"><text:span text:style-name="T3"><text:tab/></text:span><text:span text:style-name="T4">Es SAT (por ejemplo {A: V}, {B: F}, {C: V}) pero no Tautológica.</text:span></text:p>
      <text:p text:style-name="P10"/>
      <text:p text:style-name="P10"/>
      <text:p text:style-name="P10"/>
      <text:p text:style-name="P3">EJERCICIO 2</text:p>
      <text:p text:style-name="P10"/>
      <text:p text:style-name="P7"><text:span text:style-name="T3"><text:tab/><text:tab/><text:tab/><text:tab/></text:span><text:span text:style-name="T4">Z = (</text:span><text:span text:style-name="T2">A</text:span><text:span text:style-name="T4">(</text:span><text:span text:style-name="T2">B</text:span><text:span text:style-name="T4">¬C))  ((¬BC)A)</text:span></text:p>
      <text:p text:style-name="P10"/>
      <table:table table:name="TablaDeVerdad" table:style-name="TablaDeVerdad">
        <table:table-column table:style-name="TablaDeVerdad.A"/>
        <table:table-column table:style-name="TablaDeVerdad.B"/>
        <table:table-column table:style-name="TablaDeVerdad.C"/>
        <table:table-column table:style-name="TablaDeVerdad.D"/>
        <table:table-column table:style-name="TablaDeVerdad.E"/>
        <table:table-column table:style-name="TablaDeVerdad.F"/>
        <table:table-column table:style-name="TablaDeVerdad.G"/>
        <table:table-column table:style-name="TablaDeVerdad.H"/>
        <table:table-column table:style-name="TablaDeVerdad.I"/>
        <table:table-row>
          <table:table-cell table:style-name="TablaDeVerdad.A1" office:value-type="string">
            <text:p text:style-name="P4"/>
          </table:table-cell>
          <table:table-cell table:style-name="TablaDeVerdad.A1" office:value-type="string">
            <text:p text:style-name="P6">A</text:p>
          </table:table-cell>
          <table:table-cell table:style-name="TablaDeVerdad.A1" office:value-type="string">
            <text:p text:style-name="P6">B</text:p>
          </table:table-cell>
          <table:table-cell table:style-name="TablaDeVerdad.A1" office:value-type="string">
            <text:p text:style-name="P6">C</text:p>
          </table:table-cell>
          <table:table-cell table:style-name="TablaDeVerdad.A1" office:value-type="string">
            <text:p text:style-name="P5">B<text:span text:style-name="T10">¬C</text:span></text:p>
          </table:table-cell>
          <table:table-cell table:style-name="TablaDeVerdad.A1" office:value-type="string">
            <text:p text:style-name="P9">¬BC</text:p>
          </table:table-cell>
          <table:table-cell table:style-name="TablaDeVerdad.A1" office:value-type="string">
            <text:p text:style-name="P5">A<text:span text:style-name="T10">(</text:span><text:span text:style-name="T1">B</text:span><text:span text:style-name="T10">¬C)</text:span></text:p>
          </table:table-cell>
          <table:table-cell table:style-name="TablaDeVerdad.A1" office:value-type="string">
            <text:p text:style-name="P9">(¬BC)A</text:p>
          </table:table-cell>
          <table:table-cell table:style-name="TablaDeVerdad.I1" office:value-type="string">
            <text:p text:style-name="P5">Z</text:p>
          </table:table-cell>
        </table:table-row>
        <table:table-row>
          <table:table-cell table:style-name="TablaDeVerdad.A2" office:value-type="string">
            <text:p text:style-name="P5">I<text:span text:style-name="T14">1</text:span>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I2" office:value-type="string">
            <text:p text:style-name="P4">F</text:p>
          </table:table-cell>
        </table:table-row>
        <table:table-row>
          <table:table-cell table:style-name="TablaDeVerdad.A2" office:value-type="string">
            <text:p text:style-name="P5">I<text:span text:style-name="T14">2</text:span>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V</text:p>
          </table:table-cell>
          <table:table-cell table:style-name="TablaDeVerdad.I2" office:value-type="string">
            <text:p text:style-name="P4">V</text:p>
          </table:table-cell>
        </table:table-row>
        <table:table-row>
          <table:table-cell table:style-name="TablaDeVerdad.A2" office:value-type="string">
            <text:p text:style-name="P5">I<text:span text:style-name="T14">3</text:span>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I2" office:value-type="string">
            <text:p text:style-name="P4">V</text:p>
          </table:table-cell>
        </table:table-row>
        <table:table-row>
          <table:table-cell table:style-name="TablaDeVerdad.A2" office:value-type="string">
            <text:p text:style-name="P5">I<text:span text:style-name="T14">4</text:span>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I2" office:value-type="string">
            <text:p text:style-name="P4">F</text:p>
          </table:table-cell>
        </table:table-row>
        <table:table-row table:style-name="TablaDeVerdad.6">
          <table:table-cell table:style-name="TablaDeVerdad.A2" office:value-type="string">
            <text:p text:style-name="P5">I<text:span text:style-name="T14">5</text:span>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I2" office:value-type="string">
            <text:p text:style-name="P4">F</text:p>
          </table:table-cell>
        </table:table-row>
        <table:table-row>
          <table:table-cell table:style-name="TablaDeVerdad.A2" office:value-type="string">
            <text:p text:style-name="P5">I<text:span text:style-name="T14">6</text:span>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I2" office:value-type="string">
            <text:p text:style-name="P4">F</text:p>
          </table:table-cell>
        </table:table-row>
        <table:table-row>
          <table:table-cell table:style-name="TablaDeVerdad.A2" office:value-type="string">
            <text:p text:style-name="P5">I<text:span text:style-name="T14">7</text:span>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I2" office:value-type="string">
            <text:p text:style-name="P4">F</text:p>
          </table:table-cell>
        </table:table-row>
        <table:table-row>
          <table:table-cell table:style-name="TablaDeVerdad.A2" office:value-type="string">
            <text:p text:style-name="P5">I<text:span text:style-name="T14">8</text:span>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A2" office:value-type="string">
            <text:p text:style-name="P4">V</text:p>
          </table:table-cell>
          <table:table-cell table:style-name="TablaDeVerdad.A2" office:value-type="string">
            <text:p text:style-name="P4">F</text:p>
          </table:table-cell>
          <table:table-cell table:style-name="TablaDeVerdad.I2" office:value-type="string">
            <text:p text:style-name="P4">F</text:p>
          </table:table-cell>
        </table:table-row>
      </table:table>
      <text:p text:style-name="P10"/>
      <text:p text:style-name="P10"/>
      <text:p text:style-name="P10"><text:tab/>Esta tabla de verdad tiene un total de 8 interpretaciones diferentes.</text:p>
      <text:p text:style-name="P10"/>
      <text:p text:style-name="P7"><text:span text:style-name="T3"><text:tab/></text:span><text:span text:style-name="T5">Teniendo en cuenta que la interpretación número 3 es modelo de la base de conocmiento, podemos afirmar que la proposición que se plantea es SATISFACIBLE (SAT)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EJERCICIO 3</text:p>
      <text:p text:style-name="P3"/>
      <text:p text:style-name="P11"><text:s/><text:span text:style-name="T17">(i)</text:span></text:p>
      <text:p text:style-name="P8"/>
      <text:p text:style-name="P7"><text:span text:style-name="T6">EXPRESIÓN</text:span><text:span text:style-name="T5">: La FBF W no es consecuencia lógica de la base de conocimiento </text:span>Δ.</text:p>
      <text:p text:style-name="P15"><text:tab/></text:p>
      <text:p text:style-name="Default"><text:span text:style-name="T6">EXPLICACIÓN</text:span><text:span text:style-name="T5">: La FBF W no es consecuencia lógica de la base de conocimiento </text:span>Δ <text:span text:style-name="T5">porque alguna de las interpretaciones que son modelo (es decir,en las que <text:s/>las FBFs de las que se compone la base de conocimiento tiene valor de verdad “verdadero”) no son modelo de W (es decir, esta FBF no tiene también el valor de verdad “verdadero” en esa interpretación).</text:span></text:p>
      <text:p text:style-name="P11"/>
      <text:p text:style-name="P11"><text:span text:style-name="T15">EJEMPLO</text:span>: ((¬A)  B) no es consecuencia lógica de la base de conocimiento pues hay interpretaciones que siendo modelo de la base de conocimiento no lo son de ((¬A)  B).</text:p>
      <text:p text:style-name="P11"/>
      <text:p text:style-name="P11"/>
      <text:p text:style-name="P11"/>
      <text:p text:style-name="P11"><text:s/><text:span text:style-name="T17">(ii)</text:span></text:p>
      <text:p text:style-name="P8"/>
      <text:p text:style-name="P11"><text:span text:style-name="T15">EXPRESIÓN</text:span>: La FBF W no resulta derivada por inferencia de la base de conocimiento Δ a partir de las reglas de inferencia R.</text:p>
      <text:p text:style-name="P11"/>
      <text:p text:style-name="P11"><text:span text:style-name="T15">EXPLICACIÓN</text:span>: La FBF W no resulta derivada por inferencia de la base de conocimiento con las reglas de inferencia R porque no existe una secuencia de FBF´s W<text:span text:style-name="T14">1</text:span>,W<text:span text:style-name="T14">2</text:span>,...;W<text:span text:style-name="T14">n-1</text:span>,W<text:span text:style-name="T14">n </text:span>= W de forma que W<text:span text:style-name="T14">n</text:span> o está en la bse de conocimiento o bien puede ser derivada aplicando alguna regla de inferencia R sobre alguna de las FBF´s que preceden a W<text:span text:style-name="T14">n</text:span> en la secuencia.</text:p>
      <text:p text:style-name="P11"/>
      <text:p text:style-name="P7"><text:span text:style-name="T6">EJEMPLO</text:span><text:span text:style-name="T5">: ((¬A)  B) no es derivable de la base de conocimiento </text:span></text:p>
      <text:p text:style-name="P7">Δ = {A¬BC, ¬AB}, <text:s/><text:span text:style-name="T5">porque <text:s/>ninguna regla de inferencia nos lleva desde una FBF de la base de conocimiento hasta ((¬A)  B).</text:span></text:p>
      <text:p text:style-name="P11"/>
      <text:p text:style-name="P11"/>
      <text:p text:style-name="P11"/>
      <text:p text:style-name="P7"><text:span text:style-name="T5"><text:s text:c="2"/></text:span><text:span text:style-name="T4">(iii)</text:span></text:p>
      <text:p text:style-name="P8"/>
      <text:p text:style-name="P7"><text:span text:style-name="T6">RESPUESTA</text:span><text:span text:style-name="T5">: No.</text:span></text:p>
      <text:p text:style-name="P11"/>
      <text:p text:style-name="P7"><text:span text:style-name="T6">EXPLICACIÓN</text:span><text:span text:style-name="T5">: Cualquier FBF que sea consecuencia lógica de la base de conocimiento puede ser también derivada mediante reglas de inferencia R. La única diferencia es que una consecuencia lógica se obtiene a partir de las tablas de verdad y la derivación por reglas de inferencia solo modifica los símbolos y genera nuevas FBF´s a partir de uno ya dado.</text:span></text:p>
      <text:p text:style-name="P11"/>
      <text:p text:style-name="P7"><text:span text:style-name="T6">EJEMPLO</text:span><text:span text:style-name="T5">: Siendo la base de conocimiento Δ = {A¬BC, ¬AB} , podemos sacar por la regla de inferencia introdución del  la FBF:</text:span></text:p>
      <text:p text:style-name="P11">(A¬BC)  (¬AB).</text:p>
      <text:p text:style-name="P11"/>
      <text:p text:style-name="P11"/>
      <text:p text:style-name="P11"/>
      <text:p text:style-name="P8"><text:soft-page-break/><text:s text:c="2"/>(iv)</text:p>
      <text:p text:style-name="P7"><text:span text:style-name="T6">RESPUESTA</text:span><text:span text:style-name="T5">: No.</text:span></text:p>
      <text:p text:style-name="P11"/>
      <text:p text:style-name="P7"><text:span text:style-name="T6">EXPLICACIÓN</text:span><text:span text:style-name="T5">: Cualquier FBF que sea derivada por reglas de inferencia CORRECTAS R a partir de unas FBF´s ya dadas son a su vez consecuencia lógica de la base de conocimiento. La única diferencia es que una consecuencia lógica se obtiene a partir de las tablas de verdad y la derivación por reglas de inferencia solo modifica los símbolos y genera nuevas FBF´s a partir de uno ya dado.</text:span></text:p>
      <text:p text:style-name="P11"/>
      <text:p text:style-name="P7"><text:span text:style-name="T6">EJEMPLO</text:span><text:span text:style-name="T5">: Siendo la base de conocimiento Δ = {A¬BC, ¬AB} , podemos sacar por la regla de inferencia introdución del  la FBF:</text:span></text:p>
      <text:p text:style-name="P11">(A¬BC)  (¬AB). Si realizamos la tabla de verdad podemos observar que (A¬BC)  (¬AB) es también consecuencia lógica de la base de conocimiento.</text:p>
      <text:p text:style-name="P11"/>
      <text:p text:style-name="P11"/>
      <text:p text:style-name="P3">EJERCICIO 4</text:p>
      <text:p text:style-name="P11"/>
      <text:p text:style-name="P11"><text:s text:c="2"/><text:span text:style-name="T16">(i)</text:span></text:p>
      <text:p text:style-name="Default"><text:span text:style-name="T5"><text:tab/>Δ</text:span><text:span text:style-name="T11">1</text:span><text:span text:style-name="T5"> </text:span>{w1, w2, w} es SAT </text:p>
      <text:p text:style-name="Default"><text:tab/><text:span text:style-name="T5">Δ</text:span><text:span text:style-name="T11">2</text:span><text:span text:style-name="T5"> </text:span>{w1, w2, ¬w} es SAT </text:p>
      <text:p text:style-name="Default"/>
      <text:p text:style-name="Default"><text:span text:style-name="T5"><text:tab/></text:span><text:span text:style-name="T7">a)</text:span><text:span text:style-name="T4"> </text:span><text:span text:style-name="T5">Esta afirmación es correcta ya que para que W sea consecuencia lógica de la base de conocimie</text:span>nto <text:span text:style-name="T18">{w1, w2} todos sus modelos tienen que corresponder con todos los modelos de la base de conocimiento. Como sabemos que </text:span><text:span text:style-name="T5">Δ</text:span><text:span text:style-name="T11">2</text:span><text:span text:style-name="T18"> es también SAT, W no puede tener los mismos modelos que {w1, w2} ya que ¬w comparte, al menos, un modelo equivalente con {w1, w2}.</text:span></text:p>
      <text:p text:style-name="Default"><text:span text:style-name="T18"/></text:p>
      <text:p text:style-name="Default"><text:span text:style-name="T18"><text:tab/></text:span><text:span text:style-name="T20">b)</text:span><text:span text:style-name="T18"> Esta afirmación es correcta y la justificación es análoga a la justificación de la pregunta (a).</text:span></text:p>
      <text:p text:style-name="P19"/>
      <text:p text:style-name="P20"><text:tab/><text:span text:style-name="T16">c)</text:span> Esta afirmación es correcta ya que si la base de conocimiento <text:span text:style-name="T8">Δ</text:span><text:span text:style-name="T12">1 </text:span>o <text:span text:style-name="T8">Δ</text:span><text:span text:style-name="T12">2</text:span> es SAT, también lo tiene que ser la base de conomiento{w1, w2}.</text:p>
      <text:p text:style-name="P20"/>
      <text:p text:style-name="Default"><text:span text:style-name="T18"><text:tab/></text:span><text:span text:style-name="T20">d)</text:span><text:span text:style-name="T18"> Esta afirmación es incorrecta ya que la FBF [(w1w2)  w] </text:span></text:p>
      <text:p text:style-name="Default"><text:span text:style-name="T18"><text:s/>es equivalente a (¬W1  ¬W2  W), y como elenunciado nos dice que </text:span><text:span text:style-name="T5">Δ</text:span><text:span text:style-name="T11">2</text:span><text:span text:style-name="T18"> es SAT, lo que quiere decir que tiene al menos un modelo, existe una interpretación en que W1 es verdadero (entonces ¬W1 es falso), W2 es verdadero (entonces ¬W2 es falso) y ¬W es verdadero (W falso); por lo que la FBF (¬W1  ¬W2  W) en esa interpretación tendría valor de falso y no sería una tautología.</text:span></text:p>
      <text:p text:style-name="Default"><text:span text:style-name="T18"/></text:p>
      <text:p text:style-name="Default"><text:span text:style-name="T18"><text:s text:c="2"/></text:span></text:p>
      <text:p text:style-name="Default"><text:span text:style-name="T18"><text:s text:c="2"/></text:span><text:span text:style-name="T20">(ii)</text:span></text:p>
      <text:p text:style-name="P19"><text:tab/><text:tab/><text:tab/> = {AB, (AB)(A¬C), C(¬AB)} </text:p>
      <text:p text:style-name="P19"/>
      <text:list xml:id="list879376225306297447" text:style-name="L2">
        <text:list-item>
          <text:p text:style-name="P22"><text:span text:style-name="T18">(AB) ya está en FNC</text:span></text:p>
        </text:list-item>
      </text:list>
      <text:p text:style-name="P19"/>
      <text:list xml:id="list21538682" text:continue-numbering="true" text:style-name="L2">
        <text:list-item>
          <text:p text:style-name="P22"><text:span text:style-name="T18">(AB)(A¬C)</text:span></text:p>
        </text:list-item>
      </text:list>
      <text:p text:style-name="P21">definición del bicondicional</text:p>
      <text:p text:style-name="P19">(AB)(BA)(A¬C)</text:p>
      <text:p text:style-name="P21">definición del condicional</text:p>
      <text:p text:style-name="P19">(¬AB)(¬BA)(¬A¬C)</text:p>
      <text:p text:style-name="P21"><text:soft-page-break/>propiedad asociativa de la disyunción</text:p>
      <text:p text:style-name="P19">(¬AB)(¬BA) ¬A  ¬C </text:p>
      <text:p text:style-name="P21">propiedad distributiva</text:p>
      <text:p text:style-name="P19">(¬A¬B)(BA) ¬A  ¬C</text:p>
      <text:p text:style-name="P19"/>
      <text:p text:style-name="P10"><text:span text:style-name="T17">Consideremos (¬A¬B)(BA) ¬A  ¬C</text:span></text:p>
      <text:p text:style-name="P10">[matriz con las disyunciones implícitas entre filas</text:p>
      <text:p text:style-name="P10">Conjunciones implícitas entre los elementos de una misma fila]</text:p>
      <text:p text:style-name="P10"/>
      <text:p text:style-name="P10"><text:tab/>¬A <text:s text:c="2"/>¬B</text:p>
      <text:p text:style-name="P10"><text:s text:c="6"/>B <text:s text:c="3"/>A</text:p>
      <text:p text:style-name="P10"><text:tab/>¬A</text:p>
      <text:p text:style-name="P10"><text:tab/>¬C</text:p>
      <text:p text:style-name="P10"/>
      <text:p text:style-name="P10">(¬AB¬A¬C)  (¬AA¬A¬C)  (¬BB¬B¬C)  (¬BA¬A¬C)</text:p>
      <text:p text:style-name="P8">Ley de contradicción</text:p>
      <text:p text:style-name="P10">(¬AB¬C)</text:p>
      <text:p text:style-name="P10"/>
      <text:list xml:id="list6018605307008513142" text:style-name="L3">
        <text:list-item>
          <text:p text:style-name="P23"><text:span text:style-name="T3">C(¬AB)</text:span></text:p>
        </text:list-item>
      </text:list>
      <text:p text:style-name="P8">definición del condicional</text:p>
      <text:p text:style-name="P10">¬C (¬AB)</text:p>
      <text:p text:style-name="P8">propiedad distributiva</text:p>
      <text:p text:style-name="P10">(¬C¬A)  (¬CB)</text:p>
      <text:p text:style-name="P10"/>
      <text:p text:style-name="P10"><text:tab/><text:tab/><text:tab/> = {AB, (¬AB¬C), (¬C¬A)  (¬CB)}</text:p>
      <text:p text:style-name="P10"/>
      <text:p text:style-name="P10"/>
      <text:p text:style-name="P10"><text:tab/><text:span text:style-name="T16">Ahora bien, ¿es C o ¬C consecuencia lógica de la base de conocimiento?</text:span></text:p>
      <text:p text:style-name="P10"/>
      <text:list xml:id="list3515160268923468075" text:style-name="L4">
        <text:list-item>
          <text:p text:style-name="P24"><text:span text:style-name="T3">Comprobemos primero si C es consecuencia lógica.</text:span></text:p>
        </text:list-item>
      </text:list>
      <text:p text:style-name="P10"/>
      <text:p text:style-name="P7"><text:span text:style-name="T3"><text:s/><text:tab/></text:span>α <text:span text:style-name="T3"><text:s/>= {AB, (¬AB¬C), (¬C¬A)  (¬CB), ¬C}</text:span></text:p>
      <text:p text:style-name="P7"><text:span text:style-name="T3"/></text:p>
      <text:p text:style-name="P7"><text:span text:style-name="T3">(¬C¬A)  (¬CB)</text:span>├─∧ELIMIN <text:s/><text:span text:style-name="T3">(¬C¬A),(¬CB)</text:span></text:p>
      <text:p text:style-name="P7"><text:span text:style-name="T3"/></text:p>
      <text:p text:style-name="P7"><text:span text:style-name="T3"><text:tab/>α <text:s/>= {AB, (¬AB¬C), (¬C¬A), (¬CB), ¬C}</text:span></text:p>
      <text:p text:style-name="P7"><text:span text:style-name="T3"/></text:p>
      <text:p text:style-name="P7"><draw:line text:anchor-type="paragraph" draw:z-index="0" draw:style-name="gr1" draw:text-style-name="P31" svg:x1="1.012cm" svg:y1="0.044cm" svg:x2="1.012cm" svg:y2="1.499cm"><text:p/></draw:line><draw:line text:anchor-type="paragraph" draw:z-index="1" draw:style-name="gr1" draw:text-style-name="P31" svg:x1="8.42cm" svg:y1="0.07cm" svg:x2="1.012cm" svg:y2="0.044cm"><text:p/></draw:line><draw:line text:anchor-type="paragraph" draw:z-index="3" draw:style-name="gr1" draw:text-style-name="P31" svg:x1="8.421cm" svg:y1="0.071cm" svg:x2="8.447cm" svg:y2="1.367cm"><text:p/></draw:line><text:span text:style-name="T3"><text:tab/></text:span></text:p>
      <text:p text:style-name="P7"><text:span text:style-name="T3"><text:tab/>(AB) <text:s/></text:span><text:span text:style-name="T18">├─R[RES en A]</text:span><text:span text:style-name="T3"> <text:s/>(B¬C)</text:span></text:p>
      <text:p text:style-name="P7"><draw:line text:anchor-type="paragraph" draw:z-index="2" draw:style-name="gr1" draw:text-style-name="P31" svg:x1="8.447cm" svg:y1="0.446cm" svg:x2="1.012cm" svg:y2="0.578cm"><text:p/></draw:line><text:span text:style-name="T3"><text:tab/>(¬C¬A) <text:s text:c="13"/></text:span></text:p>
      <text:p text:style-name="P7"><text:span text:style-name="T3"/></text:p>
      <text:p text:style-name="P7"><text:span text:style-name="T3"><text:tab/>α <text:s/>= {AB, (¬AB¬C), (¬C¬A), (¬CB), ¬C, (B¬C)}</text:span></text:p>
      <text:p text:style-name="P7"><text:span text:style-name="T3"/></text:p>
      <text:p text:style-name="P7"><text:span text:style-name="T3">No podemos seguir usando resolución sobre ninguna FNC, por lo que la base de conocimiento <text:s/>α es SAT, por lo que  </text:span>╞\═ <text:span text:style-name="T13"><text:s/></text:span><text:span text:style-name="T3">C.</text:span></text:p>
      <text:p text:style-name="P7"><text:span text:style-name="T3"/></text:p>
      <text:p text:style-name="P7"><text:span text:style-name="T3"/></text:p>
      <text:list xml:id="list2257894292844725681" text:style-name="L5">
        <text:list-item>
          <text:p text:style-name="P25"><text:span text:style-name="T3">Comprobemos ahora si ¬C es consecuencia lógica de :</text:span></text:p>
        </text:list-item>
      </text:list>
      <text:p text:style-name="P7"><text:span text:style-name="T3"/></text:p>
      <text:p text:style-name="P7"><text:span text:style-name="T3"><text:tab/><text:tab/>α´ <text:s/>= {AB, (¬AB¬C), (¬C¬A), (¬CB), C}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13"><draw:line text:anchor-type="paragraph" draw:z-index="4" draw:style-name="gr1" draw:text-style-name="P31" svg:x1="0.986cm" svg:y1="1.011cm" svg:x2="0.986cm" svg:y2="-0.365cm"><text:p/></draw:line><draw:line text:anchor-type="paragraph" draw:z-index="6" draw:style-name="gr1" draw:text-style-name="P31" svg:x1="7.68cm" svg:y1="-0.259cm" svg:x2="0.986cm" svg:y2="-0.233cm"><text:p/></draw:line><draw:line text:anchor-type="paragraph" draw:z-index="7" draw:style-name="gr1" draw:text-style-name="P31" svg:x1="7.759cm" svg:y1="1.011cm" svg:x2="7.68cm" svg:y2="-0.233cm"><text:p/></draw:line><text:soft-page-break/><text:span text:style-name="T3"><text:tab/>(¬CB) <text:s/>├─R[RES en C] <text:s/>B</text:span></text:p>
      <text:p text:style-name="P13"><text:span text:style-name="T3"><text:tab/> <text:s/>C <text:s text:c="13"/></text:span></text:p>
      <text:p text:style-name="P13"><draw:line text:anchor-type="paragraph" draw:z-index="5" draw:style-name="gr1" draw:text-style-name="P31" svg:x1="7.759cm" svg:y1="0.09cm" svg:x2="0.986cm" svg:y2="0.09cm"><text:p/></draw:line><text:span text:style-name="T3"/></text:p>
      <text:p text:style-name="P7"><text:span text:style-name="T3"><text:tab/><text:tab/>α´ <text:s/>= {AB, (¬AB¬C), (¬C¬A), (¬CB), C, B}</text:span></text:p>
      <text:p text:style-name="P7"><text:span text:style-name="T3"/></text:p>
      <text:p text:style-name="P13"><draw:line text:anchor-type="paragraph" draw:z-index="8" draw:style-name="gr1" draw:text-style-name="P31" svg:x1="1.012cm" svg:y1="1.434cm" svg:x2="1.012cm" svg:y2="0.217cm"><text:p/></draw:line><draw:line text:anchor-type="paragraph" draw:z-index="10" draw:style-name="gr1" draw:text-style-name="P31" svg:x1="9.241cm" svg:y1="0.27cm" svg:x2="1.012cm" svg:y2="0.217cm"><text:p/></draw:line><draw:line text:anchor-type="paragraph" draw:z-index="11" draw:style-name="gr1" draw:text-style-name="P31" svg:x1="9.32cm" svg:y1="1.434cm" svg:x2="9.241cm" svg:y2="0.27cm"><text:p/></draw:line><text:span text:style-name="T3"/></text:p>
      <text:p text:style-name="P13"><text:span text:style-name="T3"><text:tab/>(¬AB¬C) <text:s/>├─R[RES en C] <text:s/>(¬AB)</text:span></text:p>
      <text:p text:style-name="P13"><text:span text:style-name="T3"><text:tab/> <text:s/>C <text:s text:c="3"/><text:tab/></text:span></text:p>
      <text:p text:style-name="P7"><draw:line text:anchor-type="paragraph" draw:z-index="9" draw:style-name="gr1" draw:text-style-name="P31" svg:x1="9.32cm" svg:y1="0.053cm" svg:x2="1.012cm" svg:y2="0.053cm"><text:p/></draw:line><text:span text:style-name="T3"/></text:p>
      <text:p text:style-name="P7"><text:span text:style-name="T3"><text:tab/><text:tab/>α´ <text:s/>= {AB, (¬AB¬C), (¬C¬A), (B¬C), C, B,(¬AB)}</text:span></text:p>
      <text:p text:style-name="P7"><text:span text:style-name="T3"/></text:p>
      <text:p text:style-name="P7"><draw:line text:anchor-type="paragraph" draw:z-index="12" draw:style-name="gr1" draw:text-style-name="P31" svg:x1="1.145cm" svg:y1="0.259cm" svg:x2="1.145cm" svg:y2="1.45cm"><text:p/></draw:line><draw:line text:anchor-type="paragraph" draw:z-index="14" draw:style-name="gr1" draw:text-style-name="P31" svg:x1="8.315cm" svg:y1="0.338cm" svg:x2="1.145cm" svg:y2="0.259cm"><text:p/></draw:line><draw:line text:anchor-type="paragraph" draw:z-index="15" draw:style-name="gr1" draw:text-style-name="P31" svg:x1="8.394cm" svg:y1="1.477cm" svg:x2="8.315cm" svg:y2="0.339cm"><text:p/></draw:line><text:span text:style-name="T3"/></text:p>
      <text:p text:style-name="P13"><text:span text:style-name="T3"><text:tab/>(¬C¬A) <text:s/>├─R[RES en C] <text:s/>¬A</text:span></text:p>
      <text:p text:style-name="P13"><text:span text:style-name="T3"><text:tab/> <text:s/>C <text:s text:c="3"/><text:tab/></text:span></text:p>
      <text:p text:style-name="P13"><draw:line text:anchor-type="paragraph" draw:z-index="13" draw:style-name="gr1" draw:text-style-name="P31" svg:x1="8.395cm" svg:y1="0.095cm" svg:x2="1.145cm" svg:y2="0.069cm"><text:p/></draw:line><text:span text:style-name="T3"/></text:p>
      <text:p text:style-name="P13"><text:span text:style-name="T3"/></text:p>
      <text:p text:style-name="P7"><text:span text:style-name="T3"><text:tab/><text:tab/>α´ <text:s/>= {AB, (¬AB¬C), (¬C¬A), (B¬C), C, B,(¬AB), ¬A}</text:span></text:p>
      <text:p text:style-name="P7"><text:span text:style-name="T3"/></text:p>
      <text:p text:style-name="P7"><text:span text:style-name="T3">No podemos seguir usando resolución sobre ninguna FNC, por lo que la base de conocimiento <text:s/>α´ es SAT, por lo que  ╞\═ </text:span><text:span text:style-name="T13"><text:s/></text:span><text:span text:style-name="T5">¬C</text:span><text:span text:style-name="T3">.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3"><text:span text:style-name="T21">EJERCICIO 5</text:span></text:p>
      <text:p text:style-name="P3"><text:span text:style-name="T3"/></text:p>
      <text:p text:style-name="P7"><text:span text:style-name="T3">a: Solo hay una frase falsa.</text:span></text:p>
      <text:p text:style-name="P7"><text:span text:style-name="T3">b: Hay dos frases falsas.</text:span></text:p>
      <text:p text:style-name="P7"><text:span text:style-name="T3">c: Hay tres frases falsas.</text:span></text:p>
      <text:p text:style-name="P7"><text:span text:style-name="T3"/></text:p>
      <text:p text:style-name="P7"><text:span text:style-name="T3">A: La frase a es verdadera.</text:span></text:p>
      <text:p text:style-name="P7"><text:span text:style-name="T3">B: La frase b es verdadera.</text:span></text:p>
      <text:p text:style-name="P7"><text:span text:style-name="T3">C: La frase c es verdadera.</text:span></text:p>
      <text:p text:style-name="P7"><text:span text:style-name="T3"/></text:p>
      <text:p text:style-name="P7"><text:span text:style-name="T3">A((¬ABC)  (A¬BC)  (AB¬C)) <text:s/></text:span></text:p>
      <text:p text:style-name="P7"><text:span text:style-name="T3">B((¬A¬BC)  (¬AB¬C)  (A¬B¬C))</text:span></text:p>
      <text:p text:style-name="P7"><text:span text:style-name="T3">C(¬A¬B¬C)</text:span></text:p>
      <text:p text:style-name="P7"><text:span text:style-name="T3">Ahora vamos a convertirlas en FNC:</text:span></text:p>
      <text:p text:style-name="P7"><text:span text:style-name="T3"/></text:p>
      <text:p text:style-name="P7"><text:span text:style-name="T3">Para empezar podemos observar que es imposible que A¬A, por lo que la FBF simplificada sería:</text:span></text:p>
      <text:p text:style-name="P7"><text:span text:style-name="T3">A((A¬BC)  (AB¬C))</text:span></text:p>
      <text:p text:style-name="P26"><text:span text:style-name="T3">definición del bicondicional</text:span></text:p>
      <text:p text:style-name="P7"><text:span text:style-name="T3">(A((A¬BC)  (AB¬C)))  (((A¬BC)  (AB¬C))A)</text:span></text:p>
      <text:p text:style-name="P26"><text:span text:style-name="T3">definición del condicional</text:span></text:p>
      <text:p text:style-name="P7"><text:span text:style-name="T3">(¬A((A¬BC)  (AB¬C)))  (¬((A¬BC)  (AB¬C))A)</text:span></text:p>
      <text:p text:style-name="P26"><text:span text:style-name="T3">Ley de De Morgan</text:span></text:p>
      <text:p text:style-name="P7"><text:span text:style-name="T3">(¬A((A¬BC)  (AB¬C)))  (((¬(A¬BC)  ¬(AB¬C))A)</text:span></text:p>
      <text:p text:style-name="P26"><text:span text:style-name="T3">Ley de De Morgan</text:span></text:p>
      <text:p text:style-name="P7"><text:span text:style-name="T3">(¬A((A¬BC)  (AB¬C)))  (((¬AB¬C)  (¬A¬BC))A)</text:span></text:p>
      <text:p text:style-name="P26"><text:span text:style-name="T3">Leyes distributivas</text:span></text:p>
      <text:p text:style-name="P7"><text:span text:style-name="T3">(¬A  (A¬BC)  (AB¬C))  ((¬AB¬CA)  (¬A¬BCA))</text:span></text:p>
      <text:p text:style-name="P26"><text:span text:style-name="T3">Ley de contradicción</text:span></text:p>
      <text:p text:style-name="P7"><text:span text:style-name="T3">(¬A  (A¬BC)  (AB¬C))</text:span></text:p>
      <text:p text:style-name="P7"><text:span text:style-name="T3"/></text:p>
      <text:p text:style-name="P7"><text:span text:style-name="T3"/></text:p>
      <text:p text:style-name="P7"><text:soft-page-break/><text:span text:style-name="T3">Realizamos la siguiente </text:span><text:span text:style-name="T4">matriz</text:span><text:span text:style-name="T3">:</text:span></text:p>
      <text:p text:style-name="P7"><text:span text:style-name="T3"/></text:p>
      <text:p text:style-name="P7"><text:span text:style-name="T3"><text:tab/>¬A<text:tab/><text:tab/><text:tab/><text:tab/></text:span></text:p>
      <text:p text:style-name="P7"><text:span text:style-name="T3"/></text:p>
      <text:p text:style-name="P7"><text:span text:style-name="T3"><text:tab/>A <text:s text:c="3"/>¬B <text:s text:c="3"/>C</text:span></text:p>
      <text:p text:style-name="P7"><text:span text:style-name="T3"/></text:p>
      <text:p text:style-name="P7"><text:span text:style-name="T3"><text:tab/>A <text:s text:c="4"/>B <text:s text:c="2"/>¬C</text:span></text:p>
      <text:p text:style-name="P7"><text:span text:style-name="T3"/></text:p>
      <text:p text:style-name="P7"><text:span text:style-name="T3">Utilizando la </text:span><text:span text:style-name="T4">ley de contradicción</text:span><text:span text:style-name="T3"> podemos obtener las siguientes conjunciones de disyunciones (FNC):</text:span></text:p>
      <text:p text:style-name="P7"><draw:line text:anchor-type="paragraph" draw:z-index="16" draw:style-name="gr1" draw:text-style-name="P31" svg:x1="3.526cm" svg:y1="0.231cm" svg:x2="3.526cm" svg:y2="1.104cm"><text:p/></draw:line><draw:line text:anchor-type="paragraph" draw:z-index="17" draw:style-name="gr1" draw:text-style-name="P31" svg:x1="8.924cm" svg:y1="0.205cm" svg:x2="3.526cm" svg:y2="0.231cm"><text:p/></draw:line><draw:line text:anchor-type="paragraph" draw:z-index="19" draw:style-name="gr1" draw:text-style-name="P31" svg:x1="8.924cm" svg:y1="0.205cm" svg:x2="8.95cm" svg:y2="1.105cm"><text:p/></draw:line><text:span text:style-name="T3"/></text:p>
      <text:p text:style-name="P7"><draw:line text:anchor-type="paragraph" draw:z-index="18" draw:style-name="gr1" draw:text-style-name="P31" svg:x1="8.95cm" svg:y1="0.644cm" svg:x2="3.526cm" svg:y2="0.644cm"><text:p/></draw:line><text:span text:style-name="T3"><text:tab/><text:tab/><text:tab/>(¬A¬B¬C)  (¬ABC)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Ahora vamos a transformar B((¬A¬BC)  (¬AB¬C)  (A¬B¬C)) a FNC. Como hemos dicho en la anterior, es imposible la veracidad de B¬B, por lo que ya la eliminamos de la expresión:</text:span></text:p>
      <text:p text:style-name="P7"><text:span text:style-name="T3"/></text:p>
      <text:p text:style-name="P7"><text:span text:style-name="T3">B(¬AB¬C)</text:span></text:p>
      <text:p text:style-name="P26"><text:span text:style-name="T3">definición del bicondicional</text:span></text:p>
      <text:p text:style-name="P7"><text:span text:style-name="T3">(B(¬AB¬C))  ((¬AB¬C)B)</text:span></text:p>
      <text:p text:style-name="P26"><text:span text:style-name="T3">definición del condicional</text:span></text:p>
      <text:p text:style-name="P7"><text:span text:style-name="T3">(¬B(¬AB¬C))  (¬(¬AB¬C)B)</text:span></text:p>
      <text:p text:style-name="P26"><text:span text:style-name="T3">Ley de De Morgan</text:span></text:p>
      <text:p text:style-name="P7"><text:span text:style-name="T3">(¬B(¬AB¬C))  (A¬BCB)</text:span></text:p>
      <text:p text:style-name="P26"><text:span text:style-name="T3">Ley de contradicción</text:span></text:p>
      <text:p text:style-name="P7"><text:span text:style-name="T3">(¬B(¬AB¬C))</text:span></text:p>
      <text:p text:style-name="P7"><text:span text:style-name="T3">Realizamos la siguiente </text:span><text:span text:style-name="T4">matriz</text:span><text:span text:style-name="T3">:</text:span></text:p>
      <text:p text:style-name="P7"><text:span text:style-name="T3"/></text:p>
      <text:p text:style-name="P7"><text:span text:style-name="T3"><text:tab/>¬B</text:span></text:p>
      <text:p text:style-name="P7"><text:span text:style-name="T3"/></text:p>
      <text:p text:style-name="P7"><text:span text:style-name="T3"><text:tab/>¬A <text:s text:c="2"/>B <text:s text:c="2"/>¬C</text:span></text:p>
      <text:p text:style-name="P7"><text:span text:style-name="T3"/></text:p>
      <text:p text:style-name="P7"><text:span text:style-name="T3">Utilizando la </text:span><text:span text:style-name="T4">ley de contradicción</text:span><text:span text:style-name="T3"> podemos obtener las siguientes conjunciones de disyunciones (FNC):</text:span></text:p>
      <text:p text:style-name="P7"><draw:line text:anchor-type="paragraph" draw:z-index="20" draw:style-name="gr1" draw:text-style-name="P31" svg:x1="3.447cm" svg:y1="0.22cm" svg:x2="3.447cm" svg:y2="1.12cm"><text:p/></draw:line><draw:line text:anchor-type="paragraph" draw:z-index="21" draw:style-name="gr1" draw:text-style-name="P31" svg:x1="7.918cm" svg:y1="0.22cm" svg:x2="3.447cm" svg:y2="0.22cm"><text:p/></draw:line><draw:line text:anchor-type="paragraph" draw:z-index="22" draw:style-name="gr1" draw:text-style-name="P31" svg:x1="7.945cm" svg:y1="1.12cm" svg:x2="7.945cm" svg:y2="0.22cm"><text:p/></draw:line><text:span text:style-name="T3"/></text:p>
      <text:p text:style-name="P7"><draw:line text:anchor-type="paragraph" draw:z-index="23" draw:style-name="gr1" draw:text-style-name="P31" svg:x1="3.447cm" svg:y1="0.659cm" svg:x2="7.945cm" svg:y2="0.58cm"><text:p/></draw:line><text:span text:style-name="T3"><text:tab/><text:tab/> <text:s/><text:tab/>(¬B¬A)  (¬B¬C) </text:span></text:p>
      <text:p text:style-name="P7"><text:span text:style-name="T3"/></text:p>
      <text:p text:style-name="P7"><text:span text:style-name="T3">Por último, vamos a transformar C(¬A¬B¬C) a FNC.</text:span></text:p>
      <text:p text:style-name="P7"><text:span text:style-name="T3"/></text:p>
      <text:p text:style-name="P7"><text:span text:style-name="T3">C(¬A¬B¬C)</text:span></text:p>
      <text:p text:style-name="P26"><text:span text:style-name="T3">definición del bicondicional</text:span></text:p>
      <text:p text:style-name="P7"><text:span text:style-name="T3">(C(¬A¬B¬C))  ((¬A¬B¬C)C)</text:span></text:p>
      <text:p text:style-name="P26"><text:span text:style-name="T3">definición del condicional</text:span></text:p>
      <text:p text:style-name="P7"><text:span text:style-name="T3">(¬C(¬A¬B¬C))  (¬(¬A¬B¬C)C)</text:span></text:p>
      <text:p text:style-name="P26"><text:span text:style-name="T3">Ley de De Morgan</text:span></text:p>
      <text:p text:style-name="P7"><text:span text:style-name="T3">(¬C(¬A¬B¬C))  (ABC)</text:span></text:p>
      <text:p text:style-name="P26"><text:span text:style-name="T3">Ley de absorción</text:span></text:p>
      <text:p text:style-name="P7"><text:span text:style-name="T3">(¬C)  (ABC)</text:span></text:p>
      <text:p text:style-name="P7"><text:span text:style-name="T3">Lo que ya nos deja con la Forma Normal Conjuntiva o conjunciones de disyinciones.</text:span></text:p>
      <text:p text:style-name="P7"><draw:line text:anchor-type="paragraph" draw:z-index="24" draw:style-name="gr1" draw:text-style-name="P31" svg:x1="3.791cm" svg:y1="0.236cm" svg:x2="3.791cm" svg:y2="1.056cm"><text:p/></draw:line><draw:line text:anchor-type="paragraph" draw:z-index="25" draw:style-name="gr1" draw:text-style-name="P31" svg:x1="7.177cm" svg:y1="0.236cm" svg:x2="7.177cm" svg:y2="1.083cm"><text:p/></draw:line><draw:line text:anchor-type="paragraph" draw:z-index="26" draw:style-name="gr1" draw:text-style-name="P31" svg:x1="3.791cm" svg:y1="0.236cm" svg:x2="7.178cm" svg:y2="0.236cm"><text:p/></draw:line><text:span text:style-name="T3"/></text:p>
      <text:p text:style-name="P7"><draw:line text:anchor-type="paragraph" draw:z-index="27" draw:style-name="gr1" draw:text-style-name="P31" svg:x1="3.791cm" svg:y1="0.596cm" svg:x2="7.178cm" svg:y2="0.622cm"><text:p/></draw:line><text:span text:style-name="T3"><text:tab/><text:tab/><text:tab/>(¬C)  (ABC)</text:span></text:p>
      <text:p text:style-name="P7"><text:span text:style-name="T3"/></text:p>
      <text:p text:style-name="P7"><text:soft-page-break/><text:span text:style-name="T3">Con la regla de inferencia </text:span><text:span text:style-name="T4">Introducción de la conjunción</text:span><text:span text:style-name="T3"> podemos juntar la tres FNC´s:</text:span></text:p>
      <text:p text:style-name="P7"><text:span text:style-name="T3"><text:s text:c="3"/>(¬B¬A)  (¬B¬C)  (¬B¬A)  (¬B¬C)  (¬C)  (ABC)</text:span></text:p>
      <text:p text:style-name="P7"><text:span text:style-name="T3">Simplificando las que son iguales nos quedamos con:</text:span></text:p>
      <text:p text:style-name="P7"><text:span text:style-name="T3"/></text:p>
      <text:p text:style-name="P7"><text:span text:style-name="T3">(¬B¬A)  (¬B¬C)  (¬C)  (ABC)</text:span></text:p>
      <text:p text:style-name="P26"><text:span text:style-name="T3">Ley de absorción:</text:span></text:p>
      <text:p text:style-name="P7"><text:span text:style-name="T3">(¬B¬A)  (¬C)  (ABC)</text:span></text:p>
      <text:p text:style-name="P26"><text:span text:style-name="T3">Ley asociativa:</text:span></text:p>
      <text:p text:style-name="P7"><text:span text:style-name="T3">(¬B¬A)  (¬C)  (C(AB))</text:span></text:p>
      <text:p text:style-name="P26"><text:span text:style-name="T3">definición del condicional a la inversa</text:span></text:p>
      <text:p text:style-name="P7"><text:span text:style-name="T3">(¬B¬A)  (¬C)  (¬C(AB))</text:span></text:p>
      <text:p text:style-name="P26"><text:span text:style-name="T3">Modus Tolens entre (¬C) y (¬C(AB)) resulta (AB)</text:span></text:p>
      <text:p text:style-name="P7"><text:span text:style-name="T3">(¬B¬A)  (¬C)  (ABC)  (AB)</text:span></text:p>
      <text:p text:style-name="P26"><text:span text:style-name="T3">Ley de absorción:</text:span></text:p>
      <text:p text:style-name="P7"><text:span text:style-name="T3">(¬B¬A)  (¬C)  (AB) = (¬B¬A)  (AB)  (¬C)</text:span></text:p>
      <text:p text:style-name="P26"><text:span text:style-name="T3">Propiedad distributiva:</text:span></text:p>
      <text:p text:style-name="P7"><text:span text:style-name="T3">((¬BA)  (¬AB))  (¬C)</text:span></text:p>
      <text:p text:style-name="P7"><text:span text:style-name="T3"/></text:p>
      <text:p text:style-name="P7"><text:span text:style-name="T3">Lo que nos dice que hay dos posibilidades o soluciones:</text:span></text:p>
      <text:p text:style-name="P7"><draw:line text:anchor-type="paragraph" draw:z-index="28" draw:style-name="gr1" draw:text-style-name="P31" svg:x1="1.039cm" svg:y1="0.298cm" svg:x2="1.039cm" svg:y2="0.959cm"><text:p/></draw:line><draw:line text:anchor-type="paragraph" draw:z-index="29" draw:style-name="gr1" draw:text-style-name="P31" svg:x1="4.161cm" svg:y1="0.324cm" svg:x2="1.039cm" svg:y2="0.298cm"><text:p/></draw:line><draw:line text:anchor-type="paragraph" draw:z-index="31" draw:style-name="gr1" draw:text-style-name="P31" svg:x1="4.161cm" svg:y1="0.325cm" svg:x2="4.135cm" svg:y2="0.96cm"><text:p/></draw:line><draw:line text:anchor-type="paragraph" draw:z-index="32" draw:style-name="gr1" draw:text-style-name="P31" svg:x1="9.029cm" svg:y1="0.325cm" svg:x2="9.029cm" svg:y2="1.092cm"><text:p/></draw:line><draw:line text:anchor-type="paragraph" draw:z-index="33" draw:style-name="gr1" draw:text-style-name="P31" svg:x1="12.204cm" svg:y1="0.351cm" svg:x2="9.029cm" svg:y2="0.325cm"><text:p/></draw:line><draw:line text:anchor-type="paragraph" draw:z-index="35" draw:style-name="gr1" draw:text-style-name="P31" svg:x1="12.204cm" svg:y1="0.351cm" svg:x2="12.31cm" svg:y2="0.933cm"><text:p/></draw:line><text:span text:style-name="T3"/></text:p>
      <text:p text:style-name="P7"><text:span text:style-name="T3"><text:tab/>A  ¬B  ¬C <text:s text:c="7"/>Y <text:s text:c="12"/>¬A  B  ¬C</text:span></text:p>
      <text:p text:style-name="P7"><draw:line text:anchor-type="paragraph" draw:z-index="34" draw:style-name="gr1" draw:text-style-name="P31" svg:x1="12.31cm" svg:y1="0.065cm" svg:x2="9.029cm" svg:y2="0.012cm"><text:p/></draw:line><draw:line text:anchor-type="paragraph" draw:z-index="30" draw:style-name="gr1" draw:text-style-name="P31" svg:x1="4.267cm" svg:y1="0.065cm" svg:x2="1.039cm" svg:y2="0.039cm"><text:p/></draw:line><text:span text:style-name="T3"/></text:p>
      <text:p text:style-name="P7"><text:span text:style-name="T3"/></text:p>
      <text:p text:style-name="P7"><text:span text:style-name="T3"/></text:p>
      <text:p text:style-name="P3"><text:span text:style-name="T9">EJERCICIO 6</text:span></text:p>
      <text:p text:style-name="P7"><text:span text:style-name="T3"><text:tab/>Formalizando la información a lógica proposicional lo más literalmente posible llegamos a:</text:span></text:p>
      <text:p text:style-name="P7"><text:span text:style-name="T3">A(CD)</text:span></text:p>
      <text:p text:style-name="P7"><text:span text:style-name="T3">B(AC)</text:span></text:p>
      <text:p text:style-name="P7"><text:span text:style-name="T3">C(CD)</text:span></text:p>
      <text:p text:style-name="P7"><text:span text:style-name="T3">D(¬CA)</text:span></text:p>
      <text:p text:style-name="P7"><text:span text:style-name="T3"/></text:p>
      <text:p text:style-name="P7"><text:span text:style-name="T3"><text:tab/>Vamos a pasar cada una a FNC:</text:span></text:p>
      <text:list xml:id="list5436802892648813147" text:style-name="L6">
        <text:list-item>
          <text:p text:style-name="P27"><text:span text:style-name="T3">A(CD)</text:span></text:p>
        </text:list-item>
      </text:list>
      <text:p text:style-name="P26"><text:span text:style-name="T3">definición del bicondicional</text:span></text:p>
      <text:p text:style-name="P7"><text:span text:style-name="T3">(A(CD))  ((CD)A)</text:span></text:p>
      <text:p text:style-name="P26"><text:span text:style-name="T3">definición del condicional</text:span></text:p>
      <text:p text:style-name="P7"><text:span text:style-name="T3">(¬A(CD)) (¬(CD)A)</text:span></text:p>
      <text:p text:style-name="P26"><text:span text:style-name="T3">Ley de De Morgan</text:span></text:p>
      <text:p text:style-name="P7"><text:span text:style-name="T3">(¬A  C  D)  ((¬C¬D)A)</text:span></text:p>
      <text:p text:style-name="P26"><text:span text:style-name="T3">propiedad distributiva</text:span></text:p>
      <text:p text:style-name="P7"><text:span text:style-name="T3">(¬A  C  D)  (A¬C)  (A  ¬D)</text:span></text:p>
      <text:p text:style-name="P7"><text:span text:style-name="T3"/></text:p>
      <text:list xml:id="list5825379087516972717" text:style-name="L7">
        <text:list-item>
          <text:p text:style-name="P28"><text:span text:style-name="T3">B(AC)</text:span></text:p>
        </text:list-item>
      </text:list>
      <text:p text:style-name="P26"><text:span text:style-name="T3">definición del bicondicional</text:span></text:p>
      <text:p text:style-name="P7"><text:span text:style-name="T3">(B(AC))  ((AC)B)</text:span></text:p>
      <text:p text:style-name="P26"><text:span text:style-name="T3">definición del condicional</text:span></text:p>
      <text:p text:style-name="P7"><text:span text:style-name="T3">(¬B(AC)) (¬(AC)B)</text:span></text:p>
      <text:p text:style-name="P26"><text:span text:style-name="T3">Ley de De Morgan</text:span></text:p>
      <text:p text:style-name="P7"><text:span text:style-name="T3">(¬B(AC))  (¬A  ¬C  B)</text:span></text:p>
      <text:p text:style-name="P26"><text:span text:style-name="T3">propiedad distributiva</text:span></text:p>
      <text:p text:style-name="P7"><text:span text:style-name="T3">(¬BA)  (¬BC)  (¬A  ¬C  B)</text:span></text:p>
      <text:p text:style-name="P7"><text:span text:style-name="T3"/></text:p>
      <text:p text:style-name="P7"><text:span text:style-name="T3"/></text:p>
      <text:list xml:id="list3598485936845265058" text:style-name="L8">
        <text:list-item>
          <text:p text:style-name="P29"><text:soft-page-break/><text:span text:style-name="T3">C(CD)</text:span></text:p>
        </text:list-item>
      </text:list>
      <text:p text:style-name="P26"><text:span text:style-name="T3">definición del bicondicional</text:span></text:p>
      <text:p text:style-name="P7"><text:span text:style-name="T3">(C(CD))  ((CD)C)</text:span></text:p>
      <text:p text:style-name="P26"><text:span text:style-name="T3">definición del condicional</text:span></text:p>
      <text:p text:style-name="P7"><text:span text:style-name="T3">(¬C(CD)) (¬(CD)C)</text:span></text:p>
      <text:p text:style-name="P26"><text:span text:style-name="T3">Ley de De Morgan</text:span></text:p>
      <text:p text:style-name="P7"><text:span text:style-name="T3">(¬C(CD))  (¬C  ¬D  C)</text:span></text:p>
      <text:p text:style-name="P26"><text:span text:style-name="T3">propiedad distributiva e idempotencia</text:span></text:p>
      <text:p text:style-name="P7"><text:span text:style-name="T3">(¬CD)</text:span></text:p>
      <text:p text:style-name="P7"><text:span text:style-name="T3"/></text:p>
      <text:p text:style-name="P7"><text:span text:style-name="T3"/></text:p>
      <text:list xml:id="list7441446929299522551" text:style-name="L9">
        <text:list-item>
          <text:p text:style-name="P30"><text:span text:style-name="T3">D(¬CA)</text:span></text:p>
        </text:list-item>
      </text:list>
      <text:p text:style-name="P26"><text:span text:style-name="T3">definición del bicondicional</text:span></text:p>
      <text:p text:style-name="P7"><text:span text:style-name="T3">(D(¬CA))  ((¬CA)D)</text:span></text:p>
      <text:p text:style-name="P26"><text:span text:style-name="T3">definición del condicional</text:span></text:p>
      <text:p text:style-name="P7"><text:span text:style-name="T3">(¬D(¬CA)) (¬(¬CA)D)</text:span></text:p>
      <text:p text:style-name="P26"><text:span text:style-name="T3">Ley de De Morgan</text:span></text:p>
      <text:p text:style-name="P7"><text:span text:style-name="T3">(¬D(¬CA))  (C  ¬A  D)</text:span></text:p>
      <text:p text:style-name="P26"><text:span text:style-name="T3">propiedad distributiva</text:span></text:p>
      <text:p text:style-name="P7"><text:span text:style-name="T3">(¬D¬C)  (¬DA)  (C  ¬A  D)</text:span></text:p>
      <text:p text:style-name="P7"><text:span text:style-name="T3"/></text:p>
      <text:p text:style-name="P7"><text:span text:style-name="T3"/></text:p>
      <text:p text:style-name="P7"><text:span text:style-name="T3">Introducimos por conjunciones las 4 FNC´s anteriores:</text:span></text:p>
      <text:p text:style-name="P7"><text:span text:style-name="T3"/></text:p>
      <text:p text:style-name="P7"><text:span text:style-name="T3">(¬A  C  D)  (A¬C)  (A  ¬D)  (¬BA)  (¬BC) (¬CD)  </text:span></text:p>
      <text:p text:style-name="P7"><text:span text:style-name="T3"/></text:p>
      <text:p text:style-name="P7"><text:span text:style-name="T3">(¬A  ¬C  B)  (¬D¬C)  (¬DA)  (C  ¬A  D)</text:span></text:p>
      <text:p text:style-name="P7"><text:span text:style-name="T3"/></text:p>
      <text:p text:style-name="P7"><text:span text:style-name="T4">Eliminamos las repetidas</text:span><text:span text:style-name="T3">:</text:span></text:p>
      <text:p text:style-name="P7"><text:span text:style-name="T3"/></text:p>
      <text:p text:style-name="P7"><text:span text:style-name="T3">(¬A  C  D)  (A¬C)  (A  ¬D)  (¬B  A)  (¬B  C) (¬ C  D)  </text:span></text:p>
      <text:p text:style-name="P7"><text:span text:style-name="T3"/></text:p>
      <text:p text:style-name="P7"><text:span text:style-name="T3"> (¬A  ¬C  B)  (¬D  ¬C)</text:span></text:p>
      <text:p text:style-name="P7"><text:span text:style-name="T3"/></text:p>
      <text:p text:style-name="P7"><text:span text:style-name="T3">Aplicando </text:span><text:span text:style-name="T4">resolución en D</text:span><text:span text:style-name="T3"> con (¬D  ¬C) y (¬C  D) obtenemos ¬C.</text:span></text:p>
      <text:p text:style-name="P7"><text:span text:style-name="T3"/></text:p>
      <text:p text:style-name="P7"><text:span text:style-name="T3">(¬A  C  D)  (A¬C)  (A  ¬D)  (¬B  A)  (¬B  C) </text:span></text:p>
      <text:p text:style-name="P7"><text:span text:style-name="T3"/></text:p>
      <text:p text:style-name="P7"><text:span text:style-name="T3"> (¬A  ¬C  B)  ¬C</text:span></text:p>
      <text:p text:style-name="P7"><text:span text:style-name="T3"/></text:p>
      <text:p text:style-name="P7"><text:span text:style-name="T4">Ley de absorción</text:span><text:span text:style-name="T3">:</text:span></text:p>
      <text:p text:style-name="P7"><text:span text:style-name="T3"/></text:p>
      <text:p text:style-name="P7"><text:span text:style-name="T3">(¬A  C  D)  (A  ¬D)  (¬B  A)  (¬B  C)  ¬C</text:span></text:p>
      <text:p text:style-name="P7"><text:span text:style-name="T3"/></text:p>
      <text:p text:style-name="P7"><text:span text:style-name="T3">Sabiendo que (¬B  C) equivale a (BC) y aplicando </text:span><text:span text:style-name="T4">Modus Tollens</text:span><text:span text:style-name="T3"> en </text:span></text:p>
      <text:p text:style-name="P7"><text:span text:style-name="T3">(BC) y (¬C) obtenemos:</text:span></text:p>
      <text:p text:style-name="P7"><text:span text:style-name="T3">(¬A  C  D)  (A  ¬D)  (¬B  A)  ¬B  ¬C</text:span></text:p>
      <text:p text:style-name="P7"><text:span text:style-name="T3"/></text:p>
      <text:p text:style-name="P7"><text:span text:style-name="T4">Ley de absorción</text:span><text:span text:style-name="T3">:</text:span></text:p>
      <text:p text:style-name="P7"><text:span text:style-name="T3"/></text:p>
      <text:p text:style-name="P7"><text:span text:style-name="T3">(¬A  C  D)  (A  ¬D)  ¬B  ¬C</text:span></text:p>
      <text:p text:style-name="P7"><text:span text:style-name="T3"/></text:p>
      <text:p text:style-name="P26"><text:span text:style-name="T3">Como tenemos ¬C podemos eliminar del grupo de disyunciones </text:span></text:p>
      <text:p text:style-name="P26"><text:span text:style-name="T3">(¬A  C  D) C, pues nunca se va a cuplir teniendo ¬C en un “and” lógico.</text:span></text:p>
      <text:p text:style-name="P7"><text:soft-page-break/><text:span text:style-name="T3">(¬A  D)  (A  ¬D)  ¬B  ¬C</text:span></text:p>
      <text:p text:style-name="P7"><text:span text:style-name="T3"/></text:p>
      <text:p text:style-name="P7"><text:span text:style-name="T3">Si prestamos atención podemos utilizar la </text:span><text:span text:style-name="T4">defición del bicondicional a la inversa:</text:span></text:p>
      <text:p text:style-name="P7"><text:span text:style-name="T3"/></text:p>
      <text:p text:style-name="P7"><text:span text:style-name="T3">(AD)  ¬B  ¬C</text:span></text:p>
      <text:p text:style-name="P7"><text:span text:style-name="T3"/></text:p>
      <text:p text:style-name="P7"><text:span text:style-name="T3"><text:tab/>Como conclusión, podemos afirmar que B y C siempre van a ser Siths y que A y D van a ser ambos los dos siths o jedis.</text:span></text:p>
      <text:p text:style-name="P7"><text:span text:style-name="T3"/></text:p>
      <text:p text:style-name="P7"><text:span text:style-name="T3"><text:tab/>En resumen, hay </text:span><text:span text:style-name="T4">dos posibles combinaciones</text:span><text:span text:style-name="T3">:</text:span></text:p>
      <text:p text:style-name="P7"><draw:line text:anchor-type="paragraph" draw:z-index="36" draw:style-name="gr1" draw:text-style-name="P31" svg:x1="2.23cm" svg:y1="0.236cm" svg:x2="2.256cm" svg:y2="1.532cm"><text:p/></draw:line><draw:line text:anchor-type="paragraph" draw:z-index="37" draw:style-name="gr1" draw:text-style-name="P31" svg:x1="12.231cm" svg:y1="0.289cm" svg:x2="2.23cm" svg:y2="0.236cm"><text:p/></draw:line><draw:line text:anchor-type="paragraph" draw:z-index="39" draw:style-name="gr1" draw:text-style-name="P31" svg:x1="12.23cm" svg:y1="0.289cm" svg:x2="12.204cm" svg:y2="1.638cm"><text:p/></draw:line><text:span text:style-name="T3"/></text:p>
      <text:p text:style-name="P7"><text:span text:style-name="T3"><text:tab/><text:tab/>-1ª: A(sith), B(sith), C(sith), D(sith)</text:span></text:p>
      <text:p text:style-name="P7"><draw:line text:anchor-type="paragraph" draw:z-index="38" draw:style-name="gr1" draw:text-style-name="P31" svg:x1="12.204cm" svg:y1="0.718cm" svg:x2="2.256cm" svg:y2="0.612cm"><text:p/></draw:line><text:span text:style-name="T3"><text:tab/><text:tab/>-2ª: A(jedi), B(sith), C(sith), D(jed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ymbol" svg:font-family="Symbol, Symbol"/>
    <style:font-face style:name="F" svg:font-family="" style:font-family-generic="roman"/>
    <style:font-face style:name="Courier New1" svg:font-family="'Courier New', 'Courier New'" style:font-family-generic="roman"/>
    <style:font-face style:name="Arial Unicode MS" svg:font-family="'Arial Unicode MS', 'Arial Unicode MS'" style:font-family-generic="swiss"/>
    <style:font-face style:name="Courier New" svg:font-family="'Courier New', 'Courier New'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 </meta:initial-creator>
    <meta:creation-date>2016-09-22T23:08:02.25</meta:creation-date>
    <dc:date>2016-09-29T01:35:14.40</dc:date>
    <dc:creator>Usuario </dc:creator>
    <meta:editing-duration>PT9H3M55S</meta:editing-duration>
    <meta:editing-cycles>14</meta:editing-cycles>
    <meta:generator>OpenOffice/4.1.1$Win32 OpenOffice.org_project/411m6$Build-9775</meta:generator>
    <meta:document-statistic meta:table-count="1" meta:image-count="0" meta:object-count="0" meta:page-count="10" meta:paragraph-count="349" meta:word-count="3055" meta:character-count="11885"/>
  </office:meta>
</office:document-meta>
</file>